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mm"/>
    </style:style>
    <style:style style:name="co2" style:family="table-column">
      <style:table-column-properties fo:break-before="auto" style:column-width="28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0.55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19.51mm"/>
    </style:style>
    <style:style style:name="co8" style:family="table-column">
      <style:table-column-properties fo:break-before="auto" style:column-width="17.67mm"/>
    </style:style>
    <style:style style:name="co9" style:family="table-column">
      <style:table-column-properties fo:break-before="auto" style:column-width="30.16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23.27mm"/>
    </style:style>
    <style:style style:name="co12" style:family="table-column">
      <style:table-column-properties fo:break-before="auto" style:column-width="26.23mm"/>
    </style:style>
    <style:style style:name="co13" style:family="table-column">
      <style:table-column-properties fo:break-before="auto" style:column-width="30.69mm"/>
    </style:style>
    <style:style style:name="co14" style:family="table-column">
      <style:table-column-properties fo:break-before="auto" style:column-width="29.02mm"/>
    </style:style>
    <style:style style:name="co15" style:family="table-column">
      <style:table-column-properties fo:break-before="auto" style:column-width="24.99mm"/>
    </style:style>
    <style:style style:name="co16" style:family="table-column">
      <style:table-column-properties fo:break-before="auto" style:column-width="20.53mm"/>
    </style:style>
    <style:style style:name="co17" style:family="table-column">
      <style:table-column-properties fo:break-before="auto" style:column-width="22.28mm"/>
    </style:style>
    <style:style style:name="co18" style:family="table-column">
      <style:table-column-properties fo:break-before="auto" style:column-width="25.9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Zadanie">
      <style:table-properties table:display="true" style:writing-mode="lr-tb"/>
    </style:style>
    <style:style style:name="ta4" style:family="table" style:master-page-name="PageStyle_5f_w3">
      <style:table-properties table:display="true" style:writing-mode="lr-tb"/>
    </style:style>
    <style:style style:name="ta5" style:family="table" style:master-page-name="PageStyle_5f_kobiety">
      <style:table-properties table:display="true" style:writing-mode="lr-tb"/>
    </style:style>
    <style:style style:name="ta6" style:family="table" style:master-page-name="PageStyle_5f_Staż_20_pracy_20__3c__20_3_20_lat">
      <style:table-properties table:display="true" style:writing-mode="lr-tb"/>
    </style:style>
    <style:style style:name="ta7" style:family="table" style:master-page-name="PageStyle_5f_w2_20_M_20_w5_20_K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43" style:family="table-cell" style:parent-style-name="Kategoria_20_tabeli_20_przestawnej" style:data-style-name="N0">
      <style:table-cell-properties fo:border-bottom="none" fo:border-left="2.01pt solid #000000" fo:border-right="0.99pt solid #000000" fo:border-top="0.99pt solid #000000"/>
    </style:style>
    <style:style style:name="ce44" style:family="table-cell" style:parent-style-name="Kategoria_20_tabeli_20_przestawnej" style:data-style-name="N0">
      <style:table-cell-properties fo:border-bottom="none" fo:border-left="2.01pt solid #000000" fo:border-right="0.99pt solid #000000" fo:border-top="none"/>
    </style:style>
    <style:style style:name="ce45" style:family="table-cell" style:parent-style-name="Tytuł_20_tabeli_20_przestawnej" style:data-style-name="N0">
      <style:table-cell-properties fo:border-bottom="2.01pt solid #000000" fo:border-left="2.01pt solid #000000" fo:border-right="0.99pt solid #000000" fo:border-top="0.99pt solid #000000"/>
    </style:style>
    <style:style style:name="ce46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47" style:family="table-cell" style:parent-style-name="Wartość_20_tabeli_20_przestawnej" style:data-style-name="N111">
      <style:table-cell-properties fo:border-bottom="none" fo:border-left="0.99pt solid #000000" fo:border-right="2.01pt solid #000000" fo:border-top="0.99pt solid #000000"/>
    </style:style>
    <style:style style:name="ce48" style:family="table-cell" style:parent-style-name="Wartość_20_tabeli_20_przestawnej" style:data-style-name="N111">
      <style:table-cell-properties fo:border-bottom="0.99pt solid #000000" fo:border-left="0.99pt solid #000000" fo:border-right="2.01pt solid #000000" fo:border-top="none"/>
    </style:style>
    <style:style style:name="ce49" style:family="table-cell" style:parent-style-name="Wynik_20_tabeli_20_przestawnej" style:data-style-name="N111">
      <style:table-cell-properties fo:border-bottom="2.01pt solid #000000" fo:border-left="0.99pt solid #000000" fo:border-right="2.01pt solid #000000" fo:border-top="0.99pt solid #000000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T1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use-window-font-color="true" style:text-position="0% 100%" style:font-name-complex="Arial CE" style:font-size-asian="12pt" style:font-size-complex="12pt" style:font-weight-asian="bold" style:font-weight-complex="bold" style:font-style-asian="normal" style:font-name="Arial CE"/>
    </style:style>
    <style:style style:name="T2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fo:color="#3333cc"/>
    </style:style>
    <style:style style:name="T3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8" table:number-columns-repeated="246" table:default-cell-style-name="ce5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8"/>
          <table:table-cell table:style-name="ce19"/>
          <table:table-cell table:number-columns-repeated="1015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ce11" office:value-type="string" calcext:value-type="string">
            <text:p>Wydział</text:p>
          </table:table-cell>
          <table:table-cell table:style-name="ce18" office:value-type="string" calcext:value-type="string">
            <text:p>Staż pracy</text:p>
          </table:table-cell>
          <table:table-cell table:style-name="ce15" office:value-type="string" calcext:value-type="string">
            <text:p>Zarobki </text:p>
          </table:table-cell>
          <table:table-cell table:number-columns-repeated="2" table:style-name="ce11" office:value-type="string" calcext:value-type="string">
            <text:p>Płeć</text:p>
          </table:table-cell>
          <table:table-cell table:number-columns-repeated="1011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Default" office:value-type="string" calcext:value-type="string">
            <text:p>w4</text:p>
          </table:table-cell>
          <table:table-cell office:value-type="string" calcext:value-type="string">
            <text:p>&gt;10</text:p>
          </table:table-cell>
          <table:table-cell office:value-type="string" calcext:value-type="string">
            <text:p>&gt;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office:value-type="string" calcext:value-type="string">
            <text:p>Ilość:</text:p>
          </table:table-cell>
          <table:table-cell table:formula="of:=DCOUNTA([.A4:.G103];[.F4];[.K4:.K6])" office:value-type="float" office:value="99" calcext:value-type="float">
            <text:p>99</text:p>
          </table:table-cell>
          <table:table-cell table:number-columns-repeated="1014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office:value-type="string" calcext:value-type="string">
            <text:p>Suma:</text:p>
          </table:table-cell>
          <table:table-cell table:formula="of:=DSUM([.A4:.G103];[.F4];[.K4:.K6])" office:value-type="float" office:value="118488.66" calcext:value-type="float">
            <text:p>118488,66</text:p>
          </table:table-cell>
          <table:table-cell table:number-columns-repeated="101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/>
          <table:table-cell office:value-type="string" calcext:value-type="string">
            <text:p>Średnia K:</text:p>
          </table:table-cell>
          <table:table-cell table:formula="of:=DAVERAGE([.A4:.G103];[.F4];[.L4:.L5])" office:value-type="float" office:value="994.878787878788" calcext:value-type="float">
            <text:p>994,878787878788</text:p>
          </table:table-cell>
          <table:table-cell table:number-columns-repeated="1014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office:value-type="string" calcext:value-type="string">
            <text:p>Średnia M:</text:p>
          </table:table-cell>
          <table:table-cell table:formula="of:=DAVERAGE([.A4:.G103];[.F4];[.M4:.M5])" office:value-type="float" office:value="1600.80787878788" calcext:value-type="float">
            <text:p>1600,80787878788</text:p>
          </table:table-cell>
          <table:table-cell table:number-columns-repeated="1014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Baza danych_1" table:style-name="ta2">
        <office:forms form:automatic-focus="false" form:apply-design-mode="false"/>
        <table:table-column table:style-name="co12" table:default-cell-style-name="ce42"/>
        <table:table-column table:style-name="co13" table:default-cell-style-name="ce46"/>
        <table:table-row table:style-name="ro5">
          <table:table-cell office:value-type="string" calcext:value-type="string">
            <text:p>Płeć</text:p>
          </table:table-cell>
          <table:table-cell office:value-type="string" calcext:value-type="string">
            <text:p>Średnia - Zarobki </text:p>
          </table:table-cell>
        </table:table-row>
        <table:table-row table:style-name="ro5">
          <table:table-cell table:style-name="ce43" office:value-type="string" calcext:value-type="string">
            <text:p>K</text:p>
          </table:table-cell>
          <table:table-cell table:style-name="ce47" office:value-type="float" office:value="994.878787878788" calcext:value-type="float">
            <text:p><text:s/>994,88 zł </text:p>
          </table:table-cell>
        </table:table-row>
        <table:table-row table:style-name="ro5">
          <table:table-cell table:style-name="ce44" office:value-type="string" calcext:value-type="string">
            <text:p>M</text:p>
          </table:table-cell>
          <table:table-cell table:style-name="ce48" office:value-type="float" office:value="1600.80787878788" calcext:value-type="float">
            <text:p><text:s/>1 600,81 zł </text:p>
          </table:table-cell>
        </table:table-row>
        <table:table-row table:style-name="ro5">
          <table:table-cell table:style-name="ce45" office:value-type="string" calcext:value-type="string">
            <text:p>Razem Wynik</text:p>
          </table:table-cell>
          <table:table-cell table:style-name="ce49" office:value-type="float" office:value="1196.85515151515" calcext:value-type="float">
            <text:p><text:s/>1 196,86 zł </text:p>
          </table:table-cell>
        </table:table-row>
      </table:table>
      <table:table table:name="Zadanie" table:style-name="ta3">
        <office:forms form:automatic-focus="false" form:apply-design-mode="false"/>
        <table:table-column table:style-name="co14" table:default-cell-style-name="ce5"/>
        <table:table-column table:style-name="co8" table:number-columns-repeated="256" table:default-cell-style-name="ce5"/>
        <table:table-column table:style-name="co8" table:number-columns-repeated="767" table:default-cell-style-name="Default"/>
        <table:table-row table:style-name="ro2">
          <table:table-cell table:style-name="ce20" office:value-type="string" calcext:value-type="string">
            <text:p><text:span text:style-name="T1">1. W arkuszu </text:span><text:span text:style-name="T2">w3</text:span><text:span text:style-name="T3"> umieść tabelę wszystkich osób z wydziału w3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2. W arkuszu </text:span><text:span text:style-name="T2">kobiety</text:span><text:span text:style-name="T3"> umieść tabelę zawierającą dane wszystkich kobiet.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3. W arkuszu </text:span><text:span text:style-name="T2">staż pracy</text:span><text:span text:style-name="T3"> umieść dane wszystkich osób ze stażem pracy poniżej 3 lat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4. W arkuszu </text:span><text:span text:style-name="T2">w2 M w5 K</text:span><text:span text:style-name="T3">  umieść dane wszystkich mężczyzn z wydziału w2 i kobiet z wydziału w5</text:span></text:p>
          </table:table-cell>
          <table:table-cell table:style-name="ce22"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 office:value-type="string" calcext:value-type="string">
            <text:p>Zastosuj metodę kopiowania i wklejania </text:p>
          </table:table-cell>
          <table:table-cell table:style-name="ce21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3" table:style-name="ta4">
        <office:forms form:automatic-focus="false" form:apply-design-mode="false"/>
        <table:table-column table:style-name="co8" table:default-cell-style-name="ce5"/>
        <table:table-column table:style-name="co15" table:default-cell-style-name="ce5"/>
        <table:table-column table:style-name="co16" table:default-cell-style-name="ce5"/>
        <table:table-column table:style-name="co8" table:number-columns-repeated="254" table:default-cell-style-name="ce5"/>
        <table:table-column table:style-name="co8" table:number-columns-repeated="767" table:default-cell-style-name="Default"/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biety" table:style-name="ta5">
        <table:table-column table:style-name="co8" table:number-columns-repeated="5" table:default-cell-style-name="ce5"/>
        <table:table-column table:style-name="co17" table:default-cell-style-name="ce5"/>
        <table:table-column table:style-name="co8" table:number-columns-repeated="251" table:default-cell-style-name="ce5"/>
        <table:table-column table:style-name="co8" table:number-columns-repeated="767" table:default-cell-style-name="Default"/>
        <table:table-row table:style-name="ro4" table:number-rows-repeated="104">
          <table:table-cell table:number-columns-repeated="1024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ż pracy &lt; 3 lat" table:style-name="ta6"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2 M w5 K" table:style-name="ta7"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7" table:style-name="ta2">
        <office:forms form:automatic-focus="false" form:apply-design-mode="false"/>
        <table:table-column table:style-name="co3" table:default-cell-style-name="ce4"/>
        <table:table-column table:style-name="co18" table:default-cell-style-name="ce9"/>
        <table:table-column table:style-name="co3" table:default-cell-style-name="ce9"/>
        <table:table-column table:style-name="co3" table:number-columns-repeated="2" table:default-cell-style-name="ce13"/>
        <table:table-column table:style-name="co3" table:default-cell-style-name="ce17"/>
        <table:table-column table:style-name="co3" table:default-cell-style-name="ce13"/>
        <table:table-column table:style-name="co3" table:number-columns-repeated="3" table:default-cell-style-name="Default"/>
        <table:table-column table:style-name="co3" table:default-cell-style-name="ce4"/>
        <table:table-column table:style-name="co3" table:number-columns-repeated="2" table:default-cell-style-name="ce9"/>
        <table:table-column table:style-name="co3" table:number-columns-repeated="2" table:default-cell-style-name="ce13"/>
        <table:table-column table:style-name="co3" table:default-cell-style-name="ce17"/>
        <table:table-column table:style-name="co3" table:default-cell-style-name="ce13"/>
        <table:table-row table:style-name="ro5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3"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</table:table-row>
        <table:table-row table:style-name="ro5">
          <table:table-cell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Bzowic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float" office:value="80" calcext:value-type="float">
            <text:p>80</text:p>
          </table:table-cell>
          <table:table-cell office:value-type="string" calcext:value-type="string">
            <text:p>Doliń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M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Brom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Bromke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Chyżn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table:style-name="Default" table:number-columns-repeated="7"/>
          <table:table-cell table:number-columns-repeated="3"/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Default" table:number-columns-repeated="7"/>
          <table:table-cell table:number-columns-repeated="3"/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Default" table:number-columns-repeated="7"/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Gontar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style-name="Default" table:number-columns-repeated="7"/>
          <table:table-cell table:number-columns-repeated="3"/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Turowska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Drzewiecki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M</text:p>
          </table:table-cell>
          <table:table-cell office:value-type="float" office:value="6000" calcext:value-type="float">
            <text:p><text:s/>6 000,00 zł 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Jeleń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20" calcext:value-type="float">
            <text:p><text:s/>720,00 zł 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Malkowicz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20" calcext:value-type="float">
            <text:p><text:s/>720,00 zł 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Dola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table:style-name="Default" table:number-columns-repeated="7"/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Trzask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300" calcext:value-type="float">
            <text:p><text:s/>300,00 zł 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table:style-name="Default" table:number-columns-repeated="7"/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Trzaskalsk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300" calcext:value-type="float">
            <text:p><text:s/>300,00 zł 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table:style-name="Default" table:number-columns-repeated="7"/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Wiśniewska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Irchanowicz 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zowic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Joachim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om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Osipowicz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Bromke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Graczyk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20" calcext:value-type="float">
            <text:p><text:s/>82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hyżn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Tark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Cicheck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Turkowska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Gontar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Filoń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2" calcext:value-type="float">
            <text:p>22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32" calcext:value-type="float">
            <text:p>32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Kamiń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Bałdy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Turowska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string" calcext:value-type="string">
            <text:p>Chludzińska 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Drzewiecki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M</text:p>
          </table:table-cell>
          <table:table-cell office:value-type="float" office:value="6000" calcext:value-type="float">
            <text:p><text:s/>6 000,00 zł 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Chudzińska 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Gąsior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M</text:p>
          </table:table-cell>
          <table:table-cell office:value-type="float" office:value="420" calcext:value-type="float">
            <text:p><text:s/>420,00 zł 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string" calcext:value-type="string">
            <text:p>Gawrylczuk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Jeleń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20" calcext:value-type="float">
            <text:p><text:s/>720,00 zł 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Malkowicz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20" calcext:value-type="float">
            <text:p><text:s/>720,00 zł 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string" calcext:value-type="string">
            <text:p>Osipow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Dola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Bys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string" calcext:value-type="string">
            <text:p>Graczykowicz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20" calcext:value-type="float">
            <text:p><text:s/>82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Trzask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300" calcext:value-type="float">
            <text:p><text:s/>300,00 zł 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string" calcext:value-type="string">
            <text:p>Zuchar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Trzaskalsk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300" calcext:value-type="float">
            <text:p><text:s/>300,00 zł 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Wiśniewska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Irchanowicz 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Baler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</text:p>
          </table:table-cell>
          <table:table-cell office:value-type="float" office:value="6000" calcext:value-type="float">
            <text:p><text:s/>6 000,00 zł 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Joachim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Osipowicz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Graczyk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20" calcext:value-type="float">
            <text:p><text:s/>820,00 zł 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string" calcext:value-type="string">
            <text:p>Ircha 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Tark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string" calcext:value-type="string">
            <text:p>Sałdy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Cicheck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Chorz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Turkowska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Borys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Filoń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Domaradzki 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Domeralski 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Doliń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M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2" calcext:value-type="float">
            <text:p>22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Ci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32" calcext:value-type="float">
            <text:p>32</text:p>
          </table:table-cell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string" calcext:value-type="string">
            <text:p>Wiśniewska 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string" calcext:value-type="string">
            <text:p>Gawryluk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Kamiń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string" calcext:value-type="string">
            <text:p>Gontar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Bałdy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string" calcext:value-type="string">
            <text:p>Zucharan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Chludzińska 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Chudzińska 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Gawrylczuk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Osipow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Bys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Graczykowicz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20" calcext:value-type="float">
            <text:p><text:s/>820,00 zł 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Zuchar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Baler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</text:p>
          </table:table-cell>
          <table:table-cell office:value-type="float" office:value="6000" calcext:value-type="float">
            <text:p><text:s/>6 000,00 zł 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Gąsior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</text:p>
          </table:table-cell>
          <table:table-cell office:value-type="float" office:value="420" calcext:value-type="float">
            <text:p><text:s/>420,00 zł 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Ircha 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Sałdy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Chorz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Borys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Doliń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M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string" calcext:value-type="string">
            <text:p>Ci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string" calcext:value-type="string">
            <text:p>Wiśniewska 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89" calcext:value-type="float">
            <text:p>89</text:p>
          </table:table-cell>
          <table:table-cell office:value-type="string" calcext:value-type="string">
            <text:p>Gawryluk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Gontar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string" calcext:value-type="string">
            <text:p>Zucharan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7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7"/>
        </table:table-row>
        <table:table-row table:style-name="ro4" table:number-rows-repeated="5">
          <table:table-cell table:style-name="Default" table:number-columns-repeated="7"/>
          <table:table-cell table:number-columns-repeated="3"/>
          <table:table-cell table:style-name="Default" table:number-columns-repeated="7"/>
        </table:table-row>
        <table:table-row table:style-name="ro4">
          <table:table-cell table:style-name="Default" table:number-columns-repeated="7"/>
          <table:table-cell table:number-columns-repeated="3"/>
          <table:table-cell table:style-name="Default" table:number-columns-repeated="7"/>
        </table:table-row>
      </table:table>
      <table:named-expressions>
        <table:named-range table:name="bazaP" table:base-cell-address="$'Baza danych'.$A$1" table:cell-range-address="$'Baza danych'.$A$4:.$G$103"/>
      </table:named-expressions>
      <table:database-ranges>
        <table:database-range table:name="__Anonymous_Sheet_DB__0" table:target-range-address="'Baza danych'.A4:'Baza danych'.G103" table:orientation="column">
          <table:filter table:target-range-address="'w2 M w5 K'.K1" table:condition-source-range-address="'Baza danych'.K4:'Baza danych'.L6">
            <table:filter-or>
              <table:filter-and>
                <table:filter-condition table:field-number="2" table:data-type="number" table:value="1000" table:operator="&lt;"/>
                <table:filter-condition table:field-number="1" table:value="K" table:operator="="/>
              </table:filter-and>
              <table:filter-condition table:field-number="2" table:data-type="number" table:value="4000" table:operator="&gt;"/>
            </table:filter-or>
          </table:filter>
        </table:database-range>
        <table:database-range table:name="__Anonymous_Sheet_DB__3" table:target-range-address="w3.A32:w3.G47" table:orientation="column"/>
        <table:database-range table:name="__Anonymous_Sheet_DB__7" table:target-range-address="Arkusz7.K1:Arkusz7.Q63"/>
      </table:database-ranges>
      <table:data-pilot-tables>
        <table:data-pilot-table table:name="DataPilot1" table:application-data="" table:target-range-address="'Tabela przestawna_Baza danych_1'.A1:'Tabela przestawna_Baza danych_1'.B4" table:buttons="'Tabela przestawna_Baza danych_1'.A1" table:show-filter-button="false" table:drill-down-on-double-click="false">
          <table:source-cell-range table:cell-range-address="'Baza danych'.A4:'Baza danych'.G10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row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arobki " table:orientation="data" table:used-hierarchy="0" table:function="average">
            <table:data-pilot-level table:show-empty="false" calcext:repeat-item-labels="false">
              <table:data-pilot-members>
                <table:data-pilot-member table:name=" 125,00 zł " table:display="true" table:show-details="true"/>
                <table:data-pilot-member table:name=" 233,66 zł " table:display="true" table:show-details="true"/>
                <table:data-pilot-member table:name=" 234,00 zł " table:display="true" table:show-details="true"/>
                <table:data-pilot-member table:name=" 300,00 zł " table:display="true" table:show-details="true"/>
                <table:data-pilot-member table:name=" 340,00 zł " table:display="true" table:show-details="true"/>
                <table:data-pilot-member table:name=" 345,00 zł " table:display="true" table:show-details="true"/>
                <table:data-pilot-member table:name=" 420,00 zł " table:display="true" table:show-details="true"/>
                <table:data-pilot-member table:name=" 456,00 zł " table:display="true" table:show-details="true"/>
                <table:data-pilot-member table:name=" 500,00 zł " table:display="true" table:show-details="true"/>
                <table:data-pilot-member table:name=" 567,00 zł " table:display="true" table:show-details="true"/>
                <table:data-pilot-member table:name=" 640,00 zł " table:display="true" table:show-details="true"/>
                <table:data-pilot-member table:name=" 650,00 zł " table:display="true" table:show-details="true"/>
                <table:data-pilot-member table:name=" 670,00 zł " table:display="true" table:show-details="true"/>
                <table:data-pilot-member table:name=" 700,00 zł " table:display="true" table:show-details="true"/>
                <table:data-pilot-member table:name=" 720,00 zł " table:display="true" table:show-details="true"/>
                <table:data-pilot-member table:name=" 789,00 zł " table:display="true" table:show-details="true"/>
                <table:data-pilot-member table:name=" 800,00 zł " table:display="true" table:show-details="true"/>
                <table:data-pilot-member table:name=" 820,00 zł " table:display="true" table:show-details="true"/>
                <table:data-pilot-member table:name=" 880,00 zł " table:display="true" table:show-details="true"/>
                <table:data-pilot-member table:name=" 900,00 zł " table:display="true" table:show-details="true"/>
                <table:data-pilot-member table:name=" 1 000,00 zł " table:display="true" table:show-details="true"/>
                <table:data-pilot-member table:name=" 1 200,00 zł " table:display="true" table:show-details="true"/>
                <table:data-pilot-member table:name=" 1 235,00 zł " table:display="true" table:show-details="true"/>
                <table:data-pilot-member table:name=" 1 245,00 zł " table:display="true" table:show-details="true"/>
                <table:data-pilot-member table:name=" 1 278,00 zł " table:display="true" table:show-details="true"/>
                <table:data-pilot-member table:name=" 1 288,00 zł " table:display="true" table:show-details="true"/>
                <table:data-pilot-member table:name=" 2 000,00 zł " table:display="true" table:show-details="true"/>
                <table:data-pilot-member table:name=" 2 334,00 zł " table:display="true" table:show-details="true"/>
                <table:data-pilot-member table:name=" 2 356,00 zł " table:display="true" table:show-details="true"/>
                <table:data-pilot-member table:name=" 3 456,00 zł " table:display="true" table:show-details="true"/>
                <table:data-pilot-member table:name=" 3 459,00 zł " table:display="true" table:show-details="true"/>
                <table:data-pilot-member table:name=" 4 455,00 zł " table:display="true" table:show-details="true"/>
                <table:data-pilot-member table:name=" 4 500,00 zł " table:display="true" table:show-details="true"/>
                <table:data-pilot-member table:name=" 6 000,00 zł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Kategoria_20_tabeli_20_przestawnej" style:display-name="Kategoria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arożnik_20_tabeli_20_przestawnej" style:display-name="Naroż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Pole_20_tabeli_20_przestawnej" style:display-name="Pole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Tytuł_20_tabeli_20_przestawnej" style:display-name="Tytuł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Wartość_20_tabeli_20_przestawnej" style:display-name="Wartość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Wynik_20_tabeli_20_przestawnej" style:display-name="Wy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0:57:23.81938715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9-05-15T11:37:46.701266451</dc:date>
    <meta:editing-cycles>31</meta:editing-cycles>
    <meta:editing-duration>PT58M52S</meta:editing-duration>
    <meta:generator>LibreOffice/6.0.7.3$Linux_X86_64 LibreOffice_project/00m0$Build-3</meta:generator>
    <meta:document-statistic meta:table-count="8" meta:cell-count="2160" meta:object-count="0"/>
  </office:meta>
</office:document-meta>
</file>